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b781" officeooo:paragraph-rsid="0004b781"/>
    </style:style>
    <style:style style:name="P2" style:family="paragraph" style:parent-style-name="Standard">
      <style:text-properties officeooo:rsid="00063f9c" officeooo:paragraph-rsid="00063f9c"/>
    </style:style>
    <style:style style:name="P3" style:family="paragraph" style:parent-style-name="Standard">
      <style:text-properties officeooo:rsid="00066971" officeooo:paragraph-rsid="00066971"/>
    </style:style>
    <style:style style:name="P4" style:family="paragraph" style:parent-style-name="Standard">
      <style:text-properties officeooo:rsid="0007b2b2" officeooo:paragraph-rsid="0007b2b2"/>
    </style:style>
    <style:style style:name="P5" style:family="paragraph" style:parent-style-name="Standard">
      <style:text-properties officeooo:rsid="00088441" officeooo:paragraph-rsid="00088441"/>
    </style:style>
    <style:style style:name="P6" style:family="paragraph" style:parent-style-name="Standard">
      <style:text-properties officeooo:rsid="0008b638" officeooo:paragraph-rsid="0008b638"/>
    </style:style>
    <style:style style:name="P7" style:family="paragraph" style:parent-style-name="Standard">
      <style:text-properties officeooo:rsid="0009e0c7" officeooo:paragraph-rsid="0009e0c7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bab70" officeooo:paragraph-rsid="000bab70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d6aaf" officeooo:paragraph-rsid="000d6aaf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e6b2c" officeooo:paragraph-rsid="000e6b2c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16c54" officeooo:paragraph-rsid="00116c54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30e02" officeooo:paragraph-rsid="00130e02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1314c9" officeooo:paragraph-rsid="001314c9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bab70" officeooo:paragraph-rsid="000bab70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d30e2" officeooo:paragraph-rsid="000d30e2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d30e2" officeooo:paragraph-rsid="000e6b2c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e6b2c" officeooo:paragraph-rsid="000e6b2c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16c54" officeooo:paragraph-rsid="00116c54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30e02" officeooo:paragraph-rsid="00130e0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314c9" officeooo:paragraph-rsid="001314c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45245" officeooo:paragraph-rsid="00145245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51359" officeooo:paragraph-rsid="00151359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5e942" officeooo:paragraph-rsid="0015e942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69e19" officeooo:paragraph-rsid="00169e19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8046f" officeooo:paragraph-rsid="0018046f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8f4c7" officeooo:paragraph-rsid="0018f4c7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ae367" officeooo:paragraph-rsid="001ae367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cb31e" officeooo:paragraph-rsid="001cb31e" style:font-weight-asian="normal" style:font-weight-complex="normal"/>
    </style:style>
    <style:style style:name="P29" style:family="paragraph" style:parent-style-name="Standard">
      <style:text-properties style:text-underline-style="none" fo:font-weight="bold" officeooo:rsid="000e6b2c" officeooo:paragraph-rsid="000e6b2c" style:font-weight-asian="bold" style:font-weight-complex="bold"/>
    </style:style>
    <style:style style:name="P30" style:family="paragraph" style:parent-style-name="Standard">
      <style:text-properties officeooo:rsid="000d30e2" officeooo:paragraph-rsid="000d30e2"/>
    </style:style>
    <style:style style:name="P31" style:family="paragraph" style:parent-style-name="Standard">
      <style:text-properties fo:font-size="15pt" style:text-underline-style="solid" style:text-underline-width="auto" style:text-underline-color="font-color" fo:font-weight="bold" officeooo:rsid="000d30e2" officeooo:paragraph-rsid="000d30e2" style:font-size-asian="15pt" style:font-weight-asian="bold" style:font-size-complex="15pt" style:font-weight-complex="bold"/>
    </style:style>
    <style:style style:name="P32" style:family="paragraph" style:parent-style-name="Standard">
      <style:text-properties fo:font-size="14pt" style:text-underline-style="solid" style:text-underline-width="auto" style:text-underline-color="font-color" fo:font-weight="bold" officeooo:rsid="000d30e2" officeooo:paragraph-rsid="000d30e2" style:font-size-asian="14pt" style:font-weight-asian="bold" style:font-size-complex="14pt" style:font-weight-complex="bold"/>
    </style:style>
    <style:style style:name="P3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314c9" officeooo:paragraph-rsid="001314c9" style:font-weight-asian="bold" style:font-weight-complex="bold"/>
    </style:style>
    <style:style style:name="P34" style:family="paragraph" style:parent-style-name="Preformatted_20_Text">
      <style:text-properties style:text-underline-style="none" fo:font-weight="normal" officeooo:rsid="0018f4c7" officeooo:paragraph-rsid="0018f4c7" style:font-weight-asian="normal" style:font-weight-complex="normal"/>
    </style:style>
    <style:style style:name="P35" style:family="paragraph" style:parent-style-name="Preformatted_20_Text">
      <style:paragraph-properties fo:margin-top="0cm" fo:margin-bottom="0.499cm" loext:contextual-spacing="false"/>
    </style:style>
    <style:style style:name="P36" style:family="paragraph" style:parent-style-name="Standard">
      <style:text-properties style:text-underline-style="none" fo:font-weight="normal" officeooo:rsid="001cb31e" officeooo:paragraph-rsid="001cb31e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1d8f08" officeooo:paragraph-rsid="001d8f08" style:font-weight-asian="normal" style:font-weight-complex="normal"/>
    </style:style>
    <style:style style:name="T1" style:family="text">
      <style:text-properties officeooo:rsid="00066971"/>
    </style:style>
    <style:style style:name="T2" style:family="text">
      <style:text-properties officeooo:rsid="0009e0c7"/>
    </style:style>
    <style:style style:name="T3" style:family="text">
      <style:text-properties officeooo:rsid="000b3ec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b3eca"/>
    </style:style>
    <style:style style:name="T6" style:family="text">
      <style:text-properties style:text-underline-style="solid" style:text-underline-width="auto" style:text-underline-color="font-color" officeooo:rsid="0009e0c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9e0c7" style:font-weight-asian="bold" style:font-weight-complex="bold"/>
    </style:style>
    <style:style style:name="T9" style:family="text">
      <style:text-properties officeooo:rsid="000e6b2c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officeooo:rsid="00145245"/>
    </style:style>
    <style:style style:name="T13" style:family="text">
      <style:text-properties officeooo:rsid="00151359"/>
    </style:style>
    <style:style style:name="T14" style:family="text">
      <style:text-properties officeooo:rsid="001804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Software Carpentry</text:p>
      <text:p text:style-name="P30"><text:a xlink:type="simple" xlink:href="http://swcarpentry.github.io/shell-novice/" text:style-name="Internet_20_link" text:visited-style-name="Visited_20_Internet_20_Link">http://swcarpentry.github.io/shell-novice/</text:a></text:p>
      <text:p text:style-name="P30"/>
      <text:p text:style-name="P32">Shell</text:p>
      <text:p text:style-name="P1"/>
      <text:p text:style-name="P1">Why using terminal ? </text:p>
      <text:p text:style-name="P1">Sometime may be forced to use this, when acces computer from remote shell .</text:p>
      <text:p text:style-name="P1">Automate tasks !!! </text:p>
      <text:p text:style-name="P1"/>
      <text:p text:style-name="P2"><text:span text:style-name="T7"><text:tab/></text:span> : Path working Directory</text:p>
      <text:p text:style-name="P2"><text:span text:style-name="T7">ls</text:span> : <text:span text:style-name="T1">list</text:span></text:p>
      <text:p text:style-name="P2"><text:span text:style-name="T7">man ls</text:span> : manual ls</text:p>
      <text:p text:style-name="P3"><text:span text:style-name="T7">cd </text:span>: change directory</text:p>
      <text:p text:style-name="P3"><text:span text:style-name="T7">~</text:span> stand for the home directory</text:p>
      <text:p text:style-name="P3"/>
      <text:p text:style-name="P4"><text:span text:style-name="T7">nano file </text:span>: text editor</text:p>
      <text:p text:style-name="P4"><text:span text:style-name="T7">mv</text:span> : move </text:p>
      <text:p text:style-name="P4"/>
      <text:p text:style-name="P5">mv draft.txt .. : move the draft.txt file to the upper directory</text:p>
      <text:p text:style-name="P5"/>
      <text:p text:style-name="P5">mv ../first-draft.txt . : move the draft file from the upper directory to the current one</text:p>
      <text:p text:style-name="P5">mv empty-draft.md first-draft.txt : replace first-draft by the content of empty-draft (which is just renammed, but first-draft is destroyed)</text:p>
      <text:p text:style-name="P5"/>
      <text:p text:style-name="P5"><text:span text:style-name="T7">cp</text:span> ; copy ! Works similarly to mv</text:p>
      <text:p text:style-name="P5">if copy to a folder with a file with same name, the previous file will be erazed !!</text:p>
      <text:p text:style-name="P5"/>
      <text:p text:style-name="P5"><text:span text:style-name="T7">rm</text:span> : remove</text:p>
      <text:p text:style-name="P5"/>
      <text:p text:style-name="P6"><text:span text:style-name="T7">cp –r</text:span> : copy directory (r  stand for recursive, copy recursivly all files from the directory )</text:p>
      <text:p text:style-name="P6"><text:span text:style-name="T7">rm -r : </text:span>similarly, delete a directory </text:p>
      <text:p text:style-name="P6"/>
      <text:p text:style-name="P7"><text:span text:style-name="T7">mkdir</text:span> :create new directory</text:p>
      <text:p text:style-name="P6"/>
      <text:p text:style-name="P6"><text:span text:style-name="T7">-</text:span><text:span text:style-name="T8">r</text:span><text:span text:style-name="T2"> recursiv</text:span></text:p>
      <text:p text:style-name="P6"><text:span text:style-name="T7">-</text:span><text:span text:style-name="T8">i</text:span><text:span text:style-name="T2"> intercaction</text:span></text:p>
      <text:p text:style-name="P6"/>
      <text:p text:style-name="P6"><text:span text:style-name="T7">* </text:span>: <text:span text:style-name="T2">wildcard operator, </text:span><text:span text:style-name="T6">zero or more arbitrary caracter</text:span></text:p>
      <text:p text:style-name="P7"><text:tab/>from the exampel , to copy all pdb files from datashel/molecule to datashel/molecule/backup : cp *.pdb backup</text:p>
      <text:p text:style-name="P7"><text:span text:style-name="T7">? </text:span><text:span text:style-name="T3">on the other hand match for </text:span><text:span text:style-name="T5">1 arbitrary caracter</text:span></text:p>
      <text:p text:style-name="P7"/>
      <text:p text:style-name="P7"/>
      <text:p text:style-name="P8">Pips and filters</text:p>
      <text:p text:style-name="P8"/>
      <text:p text:style-name="P14"><text:span text:style-name="T7">wc</text:span> : word count <text:tab/></text:p>
      <text:p text:style-name="P15">wc -l : count the number of lines</text:p>
      <text:p text:style-name="P15"/>
      <text:p text:style-name="P15">putting output of wc into a file : redirection ! « &gt; » </text:p>
      <text:p text:style-name="P15">~/Bureau/data-shell/molecules$ <text:span text:style-name="T4">wc -l *.pdb &gt; lengths.txt</text:span></text:p>
      <text:p text:style-name="P15">cat lengths.txt <text:s text:c="2"/>(<text:span text:style-name="T7">cat</text:span> stand for catenate)</text:p>
      <text:p text:style-name="P15">sort : sort the result of the file</text:p>
      <text:p text:style-name="P15">sort -n lengths.txt &gt; sorted_lengths.txt</text:p>
      <text:p text:style-name="P15"/>
      <text:p text:style-name="P15">head : shows the first lines and headers of a file</text:p>
      <text:p text:style-name="P15"/>
      <text:p text:style-name="P15"/>
      <text:p text:style-name="P9"><text:soft-page-break/>pipes : |</text:p>
      <text:p text:style-name="P15">wc -l *pdb | sort -n</text:p>
      <text:p text:style-name="P16">wc -l *pdb | sort -n | head -n 1 <text:span text:style-name="T9">&gt; shortest.txt </text:span></text:p>
      <text:p text:style-name="P17">(Do the things with the pipe, then output on shortest.txt) then cat shortest.txt to show the file</text:p>
      <text:p text:style-name="P16"/>
      <text:p text:style-name="P10">Loops</text:p>
      <text:p text:style-name="P17">Bureau/data-shell/creatures$ ls</text:p>
      <text:p text:style-name="P17">basilisk.dat <text:s/>unicorn.dat</text:p>
      <text:p text:style-name="P17"/>
      <text:p text:style-name="P17">mathias@Mtspc:~/Bureau/data-shell/creatures$ for x in basilisk.dat unicorn.dat </text:p>
      <text:p text:style-name="P17">&gt; do</text:p>
      <text:p text:style-name="P17">&gt; head -n 3 $x</text:p>
      <text:p text:style-name="P17">&gt; done</text:p>
      <text:p text:style-name="P17"/>
      <text:p text:style-name="P17">mathias@Mtspc:~/Bureau/data-shell/creatures$ <text:span text:style-name="T7">for filename in *dat</text:span></text:p>
      <text:p text:style-name="P29">&gt; do</text:p>
      <text:p text:style-name="P17">&gt; ls -Fl $filename</text:p>
      <text:p text:style-name="P17">&gt; sort $filename | head -n 1</text:p>
      <text:p text:style-name="P29">&gt; done</text:p>
      <text:p text:style-name="P29"/>
      <text:p text:style-name="P11">bach scripts</text:p>
      <text:p text:style-name="P18">save the history of what was done</text:p>
      <text:p text:style-name="P11"><text:span text:style-name="T10">history</text:span><text:span text:style-name="T11"> &gt; all-done.txt</text:span></text:p>
      <text:p text:style-name="P19">copy = ctrl+shift+c</text:p>
      <text:p text:style-name="P18"/>
      <text:p text:style-name="P18">head -n 3 $1 | tail -n 1</text:p>
      <text:p text:style-name="P11"/>
      <text:p text:style-name="P12">nano middle.sh</text:p>
      <text:p text:style-name="P19">=&gt; head -n 3 « $1 » | tail -n 1 <text:s text:c="2"/>(in the nano file )</text:p>
      <text:p text:style-name="P19">then </text:p>
      <text:p text:style-name="P19">bash middle.sh octane.pdb <text:s text:c="2"/>(« $1 » is to take care of possible space in the name, octane.pdb is the argument we call with this $1)</text:p>
      <text:p text:style-name="P12"/>
      <text:p text:style-name="P11"><text:line-break/></text:p>
      <text:p text:style-name="P33">GIT-HUB</text:p>
      <text:p text:style-name="P13">Motivation :</text:p>
      <text:p text:style-name="P20">Manually making copies with slightly different names → bad !!! </text:p>
      <text:p text:style-name="P20">See what have changed, revert to previous working state</text:p>
      <text:p text:style-name="P20">working with the same piece of code f rom home and at the lab. Keeping both updated</text:p>
      <text:p text:style-name="P20"/>
      <text:p text:style-name="P20">Principal of version control :</text:p>
      <text:p text:style-name="P20">Start with a first document. Then the version control recall the different changes that have been done on the document</text:p>
      <text:p text:style-name="P20">Differences can be merged (combined) </text:p>
      <text:p text:style-name="P20"/>
      <text:p text:style-name="P20">-a tool to track the history of the project (who changed what ? When ? )</text:p>
      <text:p text:style-name="P20">- individual or collaborative</text:p>
      <text:p text:style-name="P20">- can be used for code but also articles, some data files (eg, csv), file ..</text:p>
      <text:p text:style-name="P20"/>
      <text:p text:style-name="P13">What can I do about the history of a project</text:p>
      <text:p text:style-name="P20">-individual</text:p>
      <text:p text:style-name="P20">fix (or undo) mistakes</text:p>
      <text:p text:style-name="P20">what was done and why</text:p>
      <text:p text:style-name="P20">definitive version</text:p>
      <text:p text:style-name="P20">hard to accidentaly delete</text:p>
      <text:p text:style-name="P20"/>
      <text:p text:style-name="P20">-collaborative</text:p>
      <text:p text:style-name="P20">who to ask if u have question ?</text:p>
      <text:p text:style-name="P20">Work simultaneously</text:p>
      <text:p text:style-name="P20">hard to overwrite</text:p>
      <text:p text:style-name="P20"/>
      <text:p text:style-name="P20"/>
      <text:p text:style-name="P20">mathias@Mtspc:~$ git config --global user.name "Mathias"</text:p>
      <text:p text:style-name="P20">mathias@Mtspc:~$ git config --global user.email "peuvrierm@gmail.com"</text:p>
      <text:p text:style-name="P20">mathias@Mtspc:~$ git confi<text:span text:style-name="T12">g</text:span> --global core.editor nano</text:p>
      <text:p text:style-name="P20"/>
      <text:p text:style-name="P20">mkdir planets</text:p>
      <text:p text:style-name="P21">cd planets</text:p>
      <text:p text:style-name="P21">git init</text:p>
      <text:p text:style-name="P20"/>
      <text:p text:style-name="P21">git status –<text:span text:style-name="T13">if u don’t know what to do, <text:s/>git status is ur friend:) </text:span></text:p>
      <text:p text:style-name="P21"/>
      <text:p text:style-name="P22">create a file in the folder (mars.txt here )</text:p>
      <text:p text:style-name="P22">nano mars.txt</text:p>
      <text:p text:style-name="P22"/>
      <text:p text:style-name="P22">git add mars.txt</text:p>
      <text:p text:style-name="P22">git commit -m « start notes about the file stuffs » (m means message)</text:p>
      <text:p text:style-name="P22"/>
      <text:p text:style-name="P22"/>
      <text:p text:style-name="P23">update the file with nano mars.txt</text:p>
      <text:p text:style-name="P23">then git status give new hints about what to do</text:p>
      <text:p text:style-name="P23"/>
      <text:p text:style-name="P23">git diff ⇒ shows the changes that happend on the file </text:p>
      <text:p text:style-name="P23"/>
      <text:p text:style-name="P23"/>
      <text:p text:style-name="P24">Look at the different commits that have been done </text:p>
      <text:p text:style-name="P24">git log</text:p>
      <text:p text:style-name="P24">git log –oneline</text:p>
      <text:p text:style-name="P24"/>
      <text:p text:style-name="P24">git diff HEAD~2 mars.txt <text:s text:c="2"/><text:span text:style-name="T14">look at the changes in the commits </text:span></text:p>
      <text:p text:style-name="P25">HEAD = latest commit ; HEAD~2 2nd latest commit … </text:p>
      <text:p text:style-name="P25"><text:soft-page-break/></text:p>
      <text:p text:style-name="P25"/>
      <text:p text:style-name="P26">Get ur stuff on the internet</text:p>
      <text:p text:style-name="P26"/>
      <text:p text:style-name="P34"><text:bookmark text:name="empty-setup-push-repo-echo"/>git remote add origin <text:a xlink:type="simple" xlink:href="https://github.com/Erycite/planets.git" text:style-name="Internet_20_link" text:visited-style-name="Visited_20_Internet_20_Link">https://github.com/Erycite/planets.git</text:a></text:p>
      <text:p text:style-name="P34">git remote -v</text:p>
      <text:p text:style-name="P35">git push -u origin master</text:p>
      <text:p text:style-name="P27">git pull (To update from the internet)</text:p>
      <text:p text:style-name="P27">git push (to update from the computer)</text:p>
      <text:p text:style-name="P25"/>
      <text:p text:style-name="P25"/>
      <text:p text:style-name="P28">Get the repository of someone else :</text:p>
      <text:p text:style-name="P25">git clone <text:a xlink:type="simple" xlink:href="https://github.com/melissadphd/planets" text:style-name="Internet_20_link" text:visited-style-name="Visited_20_Internet_20_Link">https://github.com/melissadphd/planets</text:a></text:p>
      <text:p text:style-name="P25"/>
      <text:p text:style-name="P28">nano pluto.txt</text:p>
      <text:p text:style-name="P28">git add pluto.txt</text:p>
      <text:p text:style-name="P28">git commit -m ‘truc planete »</text:p>
      <text:p text:style-name="P28">git push</text:p>
      <text:p text:style-name="P28"/>
      <text:p text:style-name="P28"/>
      <text:p text:style-name="P28"/>
      <text:p text:style-name="P37">scipy softwarecarpentry 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7:40:48.769708099</meta:creation-date>
    <meta:editing-duration>PT28S</meta:editing-duration>
    <meta:editing-cycles>2</meta:editing-cycles>
    <meta:generator>LibreOffice/6.0.3.2$Linux_X86_64 LibreOffice_project/00m0$Build-2</meta:generator>
    <dc:date>2019-03-20T17:41:15.636437726</dc:date>
    <meta:document-statistic meta:table-count="0" meta:image-count="0" meta:object-count="0" meta:page-count="4" meta:paragraph-count="115" meta:word-count="743" meta:character-count="4177" meta:non-whitespace-character-count="3519"/>
  </office:meta>
</office:document-meta>
</file>